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F000000ED6DBCB42052F90269.png" manifest:media-type="image/png"/>
  <manifest:file-entry manifest:full-path="Pictures/10000000000001690000004980DD110E958D32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P Engrave" svg:font-family="'CP Engrave'" style:font-pitch="variable"/>
    <style:font-face style:name="CP Engrave1" svg:font-family="'CP Engrave'" style:font-adornments="Standard" style:font-pitch="variable"/>
    <style:font-face style:name="CP Engrave2" svg:font-family="'CP Engrave'" style:font-family-generic="modern" style:font-pitch="variable"/>
    <style:font-face style:name="CP Engrave3" svg:font-family="'CP Engrave'" style:font-adornments="Standar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family-generic="modern" style:font-pitch="variable"/>
    <style:font-face style:name="Libertinus Sans1" svg:font-family="'Libertinus Sans'" style:font-adornments="Standard" style:font-family-generic="moder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unit="in"/>
      <style:paragraph-properties style:writing-mode="lr-tb"/>
    </style:style>
    <style:style style:name="gr3" style:family="graphic" style:parent-style-name="Arrow_20_Line" style:list-style-name="L1">
      <style:graphic-properties draw:textarea-vertical-align="middle" draw:line-distance="1.75cm" draw:unit="in"/>
      <style:paragraph-properties style:writing-mode="lr-tb"/>
    </style:style>
    <style:style style:name="gr4" style:family="graphic" style:parent-style-name="objectwithoutfill">
      <style:graphic-properties draw:fill="none" draw:textarea-vertical-align="middle" style:protect="position size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0.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2.6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.3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.2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1cm" fo:min-width="1.6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2cm" fo:min-width="0.5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2cm" fo:min-width="0.7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5cm" fo:min-width="0.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1.014cm"/>
      <style:paragraph-properties style:writing-mode="lr-tb"/>
    </style:style>
    <style:style style:name="gr1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9" style:family="graphic" style:parent-style-name="Arrow_20_Line" style:list-style-name="L1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line-height="60%" fo:text-align="center"/>
    </style:style>
    <style:style style:name="P5" style:family="paragraph">
      <loext:graphic-properties draw:fill="none" draw:fill-color="#ffffff"/>
      <style:paragraph-properties fo:line-height="60%" fo:text-align="center" style:writing-mode="lr-tb"/>
      <style:text-properties fo:color="#ffff00" loext:opacity="100%" style:font-name="CP Engrave1" fo:font-size="16pt"/>
    </style:style>
    <style:style style:name="P6" style:family="paragraph">
      <style:paragraph-properties fo:line-height="60%"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line-height="60%" fo:text-align="center" style:writing-mode="lr-tb">
        <style:tab-stops/>
      </style:paragraph-properties>
      <style:text-properties fo:color="#ffff00" loext:opacity="100%" style:font-name="CP Engrave3" fo:font-size="16pt" style:letter-kerning="false"/>
    </style:style>
    <style:style style:name="P8" style:family="paragraph">
      <loext:graphic-properties draw:fill="none" draw:fill-color="#ffffff"/>
      <style:paragraph-properties fo:line-height="60%" fo:text-align="center" style:writing-mode="lr-tb">
        <style:tab-stops/>
      </style:paragraph-properties>
      <style:text-properties fo:color="#ffff00" loext:opacity="100%" style:font-name="CP Engrave3" fo:font-size="13pt" style:letter-kerning="false"/>
    </style:style>
    <style:style style:name="P9" style:family="paragraph">
      <loext:graphic-properties draw:fill="none" draw:fill-color="#ffffff"/>
      <style:paragraph-properties fo:line-height="60%" fo:text-align="center" style:writing-mode="lr-tb">
        <style:tab-stops/>
      </style:paragraph-properties>
      <style:text-properties fo:color="#ffff00" loext:opacity="100%" style:font-name="CP Engrave3" fo:font-size="19pt" style:letter-kerning="false"/>
    </style:style>
    <style:style style:name="P10" style:family="paragraph">
      <loext:graphic-properties draw:fill="none" draw:fill-color="#ffffff"/>
      <style:paragraph-properties fo:line-height="60%" fo:text-align="center" style:writing-mode="lr-tb"/>
      <style:text-properties fo:color="#ffff00" loext:opacity="100%" style:font-name="Libertinus Sans1" fo:font-size="16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00" loext:opacity="100%" style:font-name="CP Engrave1" fo:font-size="16pt"/>
    </style:style>
    <style:style style:name="T3" style:family="text">
      <style:text-properties fo:color="#ffff00" loext:opacity="100%" style:font-name="CP Engrave3" fo:font-size="16pt" style:letter-kerning="false"/>
    </style:style>
    <style:style style:name="T4" style:family="text">
      <style:text-properties fo:color="#ffff00" loext:opacity="100%" style:font-name="CP Engrave3" fo:font-size="13pt" style:letter-kerning="false"/>
    </style:style>
    <style:style style:name="T5" style:family="text">
      <style:text-properties fo:color="#ffff00" loext:opacity="100%" style:font-name="CP Engrave3" fo:font-size="19pt" style:letter-kerning="false"/>
    </style:style>
    <style:style style:name="T6" style:family="text">
      <style:text-properties fo:color="#ffff00" loext:opacity="100%" style:font-name="Libertinus Sans1" fo:font-size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67cm" svg:height="8.62cm" draw:transform="rotate (-1.5707963267949) translate (10.95cm 2.55cm)">
          <draw:image xlink:href="Pictures/10000000000001AF000000ED6DBCB42052F90269.png" xlink:type="simple" xlink:show="embed" xlink:actuate="onLoad" draw:mime-type="image/png">
            <text:p/>
          </draw:image>
        </draw:frame>
        <draw:measure draw:style-name="gr2" draw:text-style-name="P2" draw:layer="measurelines" svg:x1="2.918cm" svg:y1="3.15cm" svg:x2="10.538cm" svg:y2="3.15cm">
          <text:p text:style-name="P2"><text:span text:style-name="T1"><text:measure text:kind="gap"/></text:span><text:span text:style-name="T1"><text:measure text:kind="value">3</text:measure></text:span><text:span text:style-name="T1"><text:s/></text:span><text:span text:style-name="T1"><text:measure text:kind="unit">"</text:measure></text:span><text:span text:style-name="T1"><text:measure text:kind="gap"/></text:span></text:p>
          <text:p text:style-name="P2"><text:span text:style-name="T1">76,2 mm</text:span></text:p>
        </draw:measure>
        <draw:measure draw:style-name="gr3" draw:text-style-name="P2" draw:layer="measurelines" svg:x1="11.1cm" svg:y1="3cm" svg:x2="11.1cm" svg:y2="17.6cm">
          <text:p text:style-name="P2"><text:span text:style-name="T1"><text:measure text:kind="gap"/></text:span><text:span text:style-name="T1"><text:measure text:kind="value">5,75</text:measure></text:span><text:span text:style-name="T1"><text:s/></text:span><text:span text:style-name="T1"><text:measure text:kind="unit">"</text:measure></text:span><text:span text:style-name="T1"><text:measure text:kind="gap"/></text:span></text:p>
          <text:p text:style-name="P2"><text:span text:style-name="T1">146,05 mm</text:span></text:p>
        </draw:measure>
        <draw:line draw:style-name="gr4" draw:text-style-name="P1" draw:layer="layout" svg:x1="1.5cm" svg:y1="6.103cm" svg:x2="27.4cm" svg:y2="6.103cm">
          <text:p/>
        </draw:line>
        <draw:line draw:style-name="gr4" draw:text-style-name="P1" draw:layer="layout" svg:x1="1.5cm" svg:y1="10.05cm" svg:x2="27.4cm" svg:y2="10.05cm">
          <text:p/>
        </draw:line>
        <draw:line draw:style-name="gr5" draw:text-style-name="P3" draw:layer="layout" svg:x1="2.522cm" svg:y1="9.844cm" svg:x2="28.422cm" svg:y2="9.844cm">
          <text:p/>
        </draw:line>
        <draw:line draw:style-name="gr4" draw:text-style-name="P1" draw:layer="layout" svg:x1="1.1cm" svg:y1="12.737cm" svg:x2="27cm" svg:y2="12.737cm">
          <text:p/>
        </draw:line>
        <draw:line draw:style-name="gr6" draw:text-style-name="P3" draw:layer="layout" svg:x1="1.55cm" svg:y1="5.266cm" svg:x2="27.45cm" svg:y2="5.266cm">
          <text:p/>
        </draw:line>
        <draw:line draw:style-name="gr7" draw:text-style-name="P3" draw:layer="layout" svg:x1="2.55cm" svg:y1="9.081cm" svg:x2="28.45cm" svg:y2="9.081cm">
          <text:p/>
        </draw:line>
        <draw:line draw:style-name="gr8" draw:text-style-name="P1" draw:layer="layout" svg:x1="1.05cm" svg:y1="13.988cm" svg:x2="26.95cm" svg:y2="13.988cm">
          <text:p/>
        </draw:line>
        <draw:line draw:style-name="gr8" draw:text-style-name="P1" draw:layer="layout" svg:x1="0.95cm" svg:y1="11.884cm" svg:x2="26.85cm" svg:y2="11.884cm">
          <text:p/>
        </draw:line>
        <draw:line draw:style-name="gr8" draw:text-style-name="P1" draw:layer="layout" svg:x1="0.95cm" svg:y1="11.3cm" svg:x2="26.85cm" svg:y2="11.3cm">
          <text:p/>
        </draw:line>
        <draw:line draw:style-name="gr8" draw:text-style-name="P1" draw:layer="layout" svg:x1="1cm" svg:y1="8.758cm" svg:x2="26.9cm" svg:y2="8.758cm">
          <text:p/>
        </draw:line>
        <draw:line draw:style-name="gr8" draw:text-style-name="P1" draw:layer="layout" svg:x1="1cm" svg:y1="7.3cm" svg:x2="26.9cm" svg:y2="7.3cm">
          <text:p/>
        </draw:line>
        <draw:line draw:style-name="gr8" draw:text-style-name="P1" draw:layer="layout" svg:x1="1.05cm" svg:y1="12.896cm" svg:x2="26.95cm" svg:y2="12.896cm">
          <text:p/>
        </draw:line>
        <draw:frame draw:style-name="gr9" draw:text-style-name="P5" draw:layer="layout" svg:width="1.285cm" svg:height="1.851cm" svg:x="6.084cm" svg:y="4.267cm">
          <draw:text-box>
            <text:p text:style-name="P4"><text:span text:style-name="T2">OXY</text:span></text:p>
            <text:p text:style-name="P4"><text:span text:style-name="T2">QTY</text:span></text:p>
          </draw:text-box>
        </draw:frame>
        <draw:frame draw:style-name="gr10" draw:text-style-name="P5" draw:layer="layout" svg:width="3.292cm" svg:height="1.851cm" svg:x="2.891cm" svg:y="4.265cm">
          <draw:text-box>
            <text:p text:style-name="P4"><text:span text:style-name="T2">FIRE &amp;</text:span></text:p>
            <text:p text:style-name="P4"><text:span text:style-name="T2">OHEAT DETECT</text:span></text:p>
          </draw:text-box>
        </draw:frame>
        <draw:frame draw:style-name="gr11" draw:text-style-name="P7" draw:layer="layout" svg:width="1.92cm" svg:height="1.211cm" svg:x="8.026cm" svg:y="4.266cm">
          <draw:text-box>
            <text:p text:style-name="P6"><text:span text:style-name="T3">MAL &amp;</text:span></text:p>
            <text:p text:style-name="P6"><text:span text:style-name="T3">IND LTS</text:span></text:p>
          </draw:text-box>
        </draw:frame>
        <draw:frame draw:style-name="gr12" draw:text-style-name="P7" draw:layer="layout" svg:width="1.747cm" svg:height="1.211cm" svg:x="3.102cm" svg:y="8.096cm">
          <draw:text-box>
            <text:p text:style-name="P6"><text:span text:style-name="T3">PROBE</text:span></text:p>
            <text:p text:style-name="P6"><text:span text:style-name="T3"><text:s/></text:span><text:span text:style-name="T3">HEAT</text:span></text:p>
          </draw:text-box>
        </draw:frame>
        <draw:frame draw:style-name="gr13" draw:text-style-name="P7" draw:layer="layout" svg:width="2.229cm" svg:height="0.731cm" svg:x="5.42cm" svg:y="8.564cm">
          <draw:text-box>
            <text:p text:style-name="P6"><text:span text:style-name="T3">EPU/GEN</text:span></text:p>
          </draw:text-box>
        </draw:frame>
        <draw:frame draw:style-name="gr14" draw:text-style-name="P8" draw:layer="layout" svg:width="1.078cm" svg:height="0.642cm" svg:x="4.66cm" svg:y="9.769cm">
          <draw:text-box>
            <text:p text:style-name="P6"><text:span text:style-name="T4">OFF</text:span></text:p>
          </draw:text-box>
        </draw:frame>
        <draw:frame draw:style-name="gr14" draw:text-style-name="P8" draw:layer="layout" svg:width="1.078cm" svg:height="0.642cm" svg:x="6cm" svg:y="10.858cm">
          <draw:text-box>
            <text:p text:style-name="P6"><text:span text:style-name="T4">OFF</text:span></text:p>
          </draw:text-box>
        </draw:frame>
        <draw:frame draw:style-name="gr15" draw:text-style-name="P8" draw:layer="layout" svg:width="1.285cm" svg:height="0.642cm" svg:x="3.327cm" svg:y="10.854cm">
          <draw:text-box>
            <text:p text:style-name="P6"><text:span text:style-name="T4">TEST</text:span></text:p>
          </draw:text-box>
        </draw:frame>
        <draw:frame draw:style-name="gr16" draw:text-style-name="P9" draw:layer="layout" svg:width="0.798cm" svg:height="2.535cm" svg:x="2.871cm" svg:y="5.528cm">
          <draw:text-box>
            <text:p text:style-name="P6"><text:span text:style-name="T5">T</text:span><text:span text:style-name="T5"><text:line-break/></text:span><text:span text:style-name="T5">E</text:span><text:span text:style-name="T5"><text:line-break/></text:span><text:span text:style-name="T5">S</text:span><text:span text:style-name="T5"><text:line-break/></text:span><text:span text:style-name="T5">T</text:span></text:p>
          </draw:text-box>
        </draw:frame>
        <draw:frame draw:style-name="gr17" draw:text-style-name="P10" draw:layer="layout" svg:width="1.514cm" svg:height="1.851cm" svg:x="5.255cm" svg:y="3.549cm">
          <draw:text-box>
            <text:p text:style-name="P4"><text:span text:style-name="T6">16pt</text:span></text:p>
          </draw:text-box>
        </draw:frame>
        <draw:frame draw:style-name="gr17" draw:text-style-name="P10" draw:layer="layout" svg:width="1.514cm" svg:height="1.851cm" svg:x="3.355cm" svg:y="6.449cm">
          <draw:text-box>
            <text:p text:style-name="P4"><text:span text:style-name="T6">19pt</text:span></text:p>
          </draw:text-box>
        </draw:frame>
        <draw:frame draw:style-name="gr17" draw:text-style-name="P10" draw:layer="layout" svg:width="1.514cm" svg:height="1.851cm" svg:x="4.586cm" svg:y="10.749cm">
          <draw:text-box>
            <text:p text:style-name="P4"><text:span text:style-name="T6">13pt</text:span></text:p>
          </draw:text-box>
        </draw:frame>
      </draw:page>
      <draw:page draw:name="page2" draw:style-name="dp1" draw:master-page-name="Standard">
        <draw:frame draw:style-name="gr18" draw:text-style-name="P1" draw:layer="layout" svg:width="15.202cm" svg:height="8.359cm" svg:x="-16.45cm" svg:y="9.9cm">
          <draw:image xlink:href="Pictures/10000000000001AF000000ED6DBCB42052F90269.png" xlink:type="simple" xlink:show="embed" xlink:actuate="onLoad" draw:mime-type="image/png">
            <text:p/>
          </draw:image>
        </draw:frame>
        <draw:frame draw:style-name="gr1" draw:text-style-name="P1" draw:layer="layout" svg:width="13.12cm" svg:height="2.64cm" svg:x="2.793cm" svg:y="5.1cm">
          <draw:image xlink:href="Pictures/10000000000001690000004980DD110E958D3234.png" xlink:type="simple" xlink:show="embed" xlink:actuate="onLoad" draw:mime-type="image/png">
            <text:p/>
          </draw:image>
        </draw:frame>
        <draw:measure draw:style-name="gr19" draw:text-style-name="P11" draw:layer="measurelines" svg:x1="4.8cm" svg:y1="6.3cm" svg:x2="14.8cm" svg:y2="6.3cm">
          <text:p text:style-name="P11"><text:span text:style-name="T7"><text:measure text:kind="gap"/></text:span><text:span text:style-name="T7"><text:measure text:kind="value">10</text:measure></text:span><text:span text:style-name="T7"><text:s/></text:span><text:span text:style-name="T7"><text:measure text:kind="unit">cm</text:measure></text:span><text:span text:style-name="T7"><text:measure text:kind="gap"/></text:span></text:p>
        </draw:measure>
        <draw:frame draw:style-name="gr18" draw:text-style-name="P1" draw:layer="layout" svg:width="12.733cm" svg:height="2.574cm" svg:x="2.767cm" svg:y="1.45cm">
          <draw:image xlink:href="Pictures/10000000000001690000004980DD110E958D3234.png" xlink:type="simple" xlink:show="embed" xlink:actuate="onLoad" draw:mime-type="image/png">
            <text:p/>
          </draw:image>
        </draw:frame>
        <draw:frame draw:style-name="gr20" draw:text-style-name="P12" draw:layer="layout" svg:width="2.788cm" svg:height="0.962cm" svg:x="16.85cm" svg:y="2.75cm">
          <draw:text-box>
            <text:p><text:span text:style-name="T8">1,0306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P Engrave" svg:font-family="'CP Engrave'" style:font-pitch="variable"/>
    <style:font-face style:name="CP Engrave1" svg:font-family="'CP Engrave'" style:font-adornments="Standard" style:font-pitch="variable"/>
    <style:font-face style:name="CP Engrave2" svg:font-family="'CP Engrave'" style:font-family-generic="modern" style:font-pitch="variable"/>
    <style:font-face style:name="CP Engrave3" svg:font-family="'CP Engrave'" style:font-adornments="Standar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family-generic="modern" style:font-pitch="variable"/>
    <style:font-face style:name="Libertinus Sans1" svg:font-family="'Libertinus Sans'" style:font-adornments="Standard" style:font-family-generic="moder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olf Weihrauch</meta:initial-creator>
    <meta:creation-date>2024-10-12T12:53:49.342000000</meta:creation-date>
    <meta:printed-by>Rolf Weihrauch</meta:printed-by>
    <meta:print-date>2024-10-12T12:55:32.066000000</meta:print-date>
    <dc:date>2024-11-17T17:11:35.139000000</dc:date>
    <dc:creator>Rolf Weihrauch</dc:creator>
    <meta:editing-duration>PT9H7M39S</meta:editing-duration>
    <meta:editing-cycles>29</meta:editing-cycles>
    <meta:generator>LibreOffice/7.3.2.2$Windows_X86_64 LibreOffice_project/49f2b1bff42cfccbd8f788c8dc32c1c309559be0</meta:generator>
    <meta:document-statistic meta:object-count="32"/>
  </office:meta>
</office:document-meta>
</file>